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  <style:paragraph-properties style:writing-mode="lr-tb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9pt" style:font-size-asian="10pt" style:font-size-complex="10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9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  <style:text-properties fo:font-size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1" draw:layer="layout" svg:width="2.991cm" svg:height="1.319cm" svg:x="1.038cm" svg:y="0.981cm">
          <draw:text-box>
            <text:p><text:span text:style-name="T1">Armin Schneider</text:span></text:p>
            <text:p><text:span text:style-name="T1">s20170592</text:span></text:p>
            <text:p><text:span text:style-name="T1"><text:date style:data-style-name="D4" text:date-value="2021-05-13">13.05.2021</text:date></text:span><text:span text:style-name="T1"><text:s/></text:span><text:span text:style-name="T1"><text:time style:data-style-name="T2" text:time-value="00:00:00">13:12</text:time></text:span></text:p>
          </draw:text-box>
        </draw:frame>
        <draw:frame draw:style-name="gr2" draw:text-style-name="P2" draw:layer="layout" svg:width="4.058cm" svg:height="0.962cm" svg:x="12.821cm" svg:y="1.3cm">
          <draw:text-box>
            <text:p><text:span text:style-name="T2">ERD &lt;Titel&gt;</text:span></text:p>
          </draw:text-box>
        </draw:frame>
        <draw:custom-shape draw:style-name="gr3" draw:text-style-name="P4" xml:id="id3" draw:id="id3" draw:layer="layout" svg:width="2.5cm" svg:height="1.5cm" svg:x="5.2cm" svg:y="7cm">
          <text:p text:style-name="P3"><text:span text:style-name="T3">GebA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12.3cm" svg:y1="7.75cm" svg:x2="14.2cm" svg:y2="7.75cm" draw:start-shape="id1" draw:start-glue-point="7" draw:end-shape="id2" draw:end-glue-point="3" svg:d="M12300 7750h1900" svg:viewBox="0 0 1901 1">
          <text:p text:style-name="P5"><text:span text:style-name="T3">(1, 1)</text:span></text:p>
          <text:p text:style-name="P5"><text:span text:style-name="T4"/></text:p>
        </draw:connector>
        <draw:connector draw:style-name="gr4" draw:text-style-name="P6" draw:layer="layout" draw:type="line" svg:x1="7.7cm" svg:y1="7.75cm" svg:x2="9.8cm" svg:y2="7.75cm" draw:start-shape="id3" draw:start-glue-point="1" draw:end-shape="id1" draw:end-glue-point="5" svg:d="M7700 7750h2100" svg:viewBox="0 0 2101 1">
          <text:p text:style-name="P5"><text:span text:style-name="T3">(1, 1)</text:span></text:p>
          <text:p text:style-name="P5"><text:span text:style-name="T4"/></text:p>
        </draw:connector>
        <draw:custom-shape draw:style-name="gr5" draw:text-style-name="P4" xml:id="id4" draw:id="id4" draw:layer="layout" svg:width="2.5cm" svg:height="1.5cm" svg:x="19cm" svg:y="7cm">
          <text:p text:style-name="P3"><text:span text:style-name="T3">beinhalt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line" svg:x1="19cm" svg:y1="7.75cm" svg:x2="16.7cm" svg:y2="7.75cm" draw:start-shape="id4" draw:start-glue-point="5" draw:end-shape="id2" draw:end-glue-point="1" svg:d="M19000 7750h-2300" svg:viewBox="0 0 2301 1">
          <text:p text:style-name="P5"><text:span text:style-name="T3">(0, n)</text:span></text:p>
          <text:p text:style-name="P5"><text:span text:style-name="T4"/></text:p>
        </draw:connector>
        <draw:custom-shape draw:style-name="gr3" draw:text-style-name="P4" xml:id="id5" draw:id="id5" draw:layer="layout" svg:width="2.5cm" svg:height="1.5cm" svg:x="19cm" svg:y="4cm">
          <text:p text:style-name="P3"><text:span text:style-name="T3">RaumN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20.25cm" svg:y1="5.5cm" svg:x2="20.25cm" svg:y2="7cm" draw:start-shape="id5" draw:start-glue-point="2" draw:end-shape="id4" draw:end-glue-point="4" svg:d="M20250 5500v1500" svg:viewBox="0 0 1 1501">
          <text:p text:style-name="P5"><text:span text:style-name="T3">(1, n)</text:span></text:p>
          <text:p text:style-name="P5"><text:span text:style-name="T4"/></text:p>
        </draw:connector>
        <draw:custom-shape draw:style-name="gr3" draw:text-style-name="P4" xml:id="id2" draw:id="id2" draw:layer="layout" svg:width="2.5cm" svg:height="1.5cm" svg:x="14.2cm" svg:y="7cm">
          <text:p text:style-name="P3"><text:span text:style-name="T3">Geb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" draw:id="id1" draw:layer="layout" svg:width="2.5cm" svg:height="1.5cm" svg:x="9.8cm" svg:y="7cm">
          <text:p text:style-name="P3"><text:span text:style-name="T3">besitz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line" svg:x1="20.251cm" svg:y1="14.301cm" svg:x2="20.25cm" svg:y2="15.4cm" draw:start-shape="id6" draw:start-glue-point="6" draw:end-shape="id7" draw:end-glue-point="0" svg:d="M20251 14301l-1 1099" svg:viewBox="0 0 2 1100">
          <text:p text:style-name="P5"><text:span text:style-name="T3">(1, n)</text:span></text:p>
          <text:p text:style-name="P5"><text:span text:style-name="T4"/></text:p>
        </draw:connector>
        <draw:custom-shape draw:style-name="gr3" draw:text-style-name="P4" xml:id="id7" draw:id="id7" draw:layer="layout" svg:width="2.5cm" svg:height="1.5cm" svg:x="19cm" svg:y="15.4cm">
          <text:p text:style-name="P3"><text:span text:style-name="T3">Pfle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" draw:id="id8" draw:layer="layout" svg:width="2.5cm" svg:height="1.5cm" svg:x="25.497cm" svg:y="7cm">
          <text:p text:style-name="P3"><text:span text:style-name="T3">SitzA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25.497cm" svg:y1="7.75cm" svg:x2="21.5cm" svg:y2="7.75cm" draw:start-shape="id8" draw:start-glue-point="3" draw:end-shape="id4" draw:end-glue-point="7" svg:d="M25497 7750h-3997" svg:viewBox="0 0 3998 1">
          <text:p text:style-name="P5"><text:span text:style-name="T3">(1, n)</text:span></text:p>
          <text:p text:style-name="P5"><text:span text:style-name="T4"/></text:p>
        </draw:connector>
        <draw:custom-shape draw:style-name="gr3" draw:text-style-name="P4" xml:id="id9" draw:id="id9" draw:layer="layout" svg:width="2.5cm" svg:height="1.5cm" svg:x="18.997cm" svg:y="10.1cm">
          <text:p text:style-name="P3"><text:span text:style-name="T3">Sitz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20.247cm" svg:y1="10.1cm" svg:x2="20.25cm" svg:y2="8.5cm" draw:start-shape="id9" draw:start-glue-point="0" draw:end-shape="id4" draw:end-glue-point="6" svg:d="M20247 10100l3-1600" svg:viewBox="0 0 4 1601">
          <text:p text:style-name="P5"><text:span text:style-name="T3">(1, 1)</text:span></text:p>
          <text:p text:style-name="P5"><text:span text:style-name="T4"/></text:p>
        </draw:connector>
        <draw:custom-shape draw:style-name="gr5" draw:text-style-name="P4" xml:id="id6" draw:id="id6" draw:layer="layout" svg:width="2.5cm" svg:height="1.5cm" svg:x="19.001cm" svg:y="12.801cm">
          <text:p text:style-name="P3"><text:span text:style-name="T3">pflege Ar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line" svg:x1="20.247cm" svg:y1="11.6cm" svg:x2="20.251cm" svg:y2="12.801cm" draw:start-shape="id9" draw:start-glue-point="2" draw:end-shape="id6" svg:d="M20247 11600l4 1201" svg:viewBox="0 0 5 1202">
          <text:p text:style-name="P5"><text:span text:style-name="T3">(1, 1)</text:span></text:p>
          <text:p text:style-name="P5"><text:span text:style-name="T4"/></text:p>
        </draw:connector>
        <draw:custom-shape draw:style-name="gr5" draw:text-style-name="P4" xml:id="id10" draw:id="id10" draw:layer="layout" svg:width="2.5cm" svg:height="1.5cm" svg:x="14.2cm" svg:y="9.6cm">
          <text:p text:style-name="P3"><text:span text:style-name="T3">gepflegt v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line" svg:x1="15.45cm" svg:y1="9.6cm" svg:x2="15.45cm" svg:y2="8.5cm" draw:start-shape="id10" draw:start-glue-point="4" draw:end-shape="id2" draw:end-glue-point="2" svg:d="M15450 9600v-1100" svg:viewBox="0 0 1 1101">
          <text:p text:style-name="P5"><text:span text:style-name="T3">(1, n)</text:span></text:p>
        </draw:connector>
        <draw:custom-shape draw:style-name="gr3" draw:text-style-name="P4" xml:id="id11" draw:id="id11" draw:layer="layout" svg:width="2.5cm" svg:height="1.5cm" svg:x="14.197cm" svg:y="12.3cm">
          <text:p text:style-name="P3"><text:span text:style-name="T3">Pflg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15.45cm" svg:y1="11.1cm" svg:x2="15.447cm" svg:y2="12.3cm" draw:start-shape="id10" draw:start-glue-point="6" draw:end-shape="id11" draw:end-glue-point="0" svg:d="M15450 11100l-3 1200" svg:viewBox="0 0 4 1201">
          <text:p text:style-name="P5"><text:span text:style-name="T3">(0, n)</text:span></text:p>
        </draw:connector>
        <draw:custom-shape draw:style-name="gr3" draw:text-style-name="P4" xml:id="id13" draw:id="id13" draw:layer="layout" svg:width="2.5cm" svg:height="1.5cm" svg:x="5.2cm" svg:y="12.3cm">
          <text:p text:style-name="P3"><text:span text:style-name="T3">Geb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" draw:id="id12" draw:layer="layout" svg:width="2.5cm" svg:height="1.5cm" svg:x="9.701cm" svg:y="12.3cm">
          <text:p text:style-name="P3"><text:span text:style-name="T3">besitz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line" svg:x1="9.701cm" svg:y1="13.05cm" svg:x2="7.7cm" svg:y2="13.05cm" draw:start-shape="id12" draw:start-glue-point="5" draw:end-shape="id13" draw:end-glue-point="1" svg:d="M9701 13050h-2001" svg:viewBox="0 0 2002 1">
          <text:p text:style-name="P5"><text:span text:style-name="T3">(1, 1)</text:span></text:p>
          <text:p text:style-name="P5"><text:span text:style-name="T4"/></text:p>
        </draw:connector>
        <draw:connector draw:style-name="gr4" draw:text-style-name="P6" draw:layer="layout" draw:type="line" svg:x1="12.201cm" svg:y1="13.05cm" svg:x2="14.197cm" svg:y2="13.05cm" draw:start-shape="id12" draw:start-glue-point="7" draw:end-shape="id11" draw:end-glue-point="3" svg:d="M12201 13050h1996" svg:viewBox="0 0 1997 1">
          <text:p text:style-name="P5"><text:span text:style-name="T3">(1, 1)</text:span></text:p>
          <text:p text:style-name="P5"><text:span text:style-name="T4"/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protected="true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Günter Burgstaller</meta:initial-creator>
    <meta:creation-date>2015-03-05T18:36:17.765030731</meta:creation-date>
    <dc:date>2021-05-13T13:12:51.079000000</dc:date>
    <meta:editing-duration>PT7H17M19S</meta:editing-duration>
    <meta:editing-cycles>48</meta:editing-cycles>
    <meta:generator>LibreOffice/7.1.2.2$Windows_X86_64 LibreOffice_project/8a45595d069ef5570103caea1b71cc9d82b2aae4</meta:generator>
    <meta:printed-by>Günter Burgstaller</meta:printed-by>
    <meta:print-date>2015-03-08T13:02:56.548496712</meta:print-date>
    <meta:document-statistic meta:object-count="27"/>
  </office:meta>
</office:document-meta>
</file>